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37b7" officeooo:paragraph-rsid="001937b7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officeooo:paragraph-rsid="0026b634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paragraph-rsid="004d262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19e214" officeooo:paragraph-rsid="0026b634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26b634" officeooo:paragraph-rsid="0026b634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288448" officeooo:paragraph-rsid="00288448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29c747" officeooo:paragraph-rsid="0029c747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459bef" officeooo:paragraph-rsid="00459bef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48b596" officeooo:paragraph-rsid="0048b596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4a3660" officeooo:paragraph-rsid="004a3660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fo:font-weight="bold" officeooo:rsid="001937b7" officeooo:paragraph-rsid="0026b634" style:font-weight-asian="bold" style:font-weight-complex="bold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font-weight="bold" officeooo:paragraph-rsid="002f0229" style:font-weight-asian="bold" style:font-weight-complex="bold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font-weight="bold" officeooo:rsid="0025fd56" officeooo:paragraph-rsid="0026b634" style:font-weight-asian="bold" style:font-weight-complex="bold"/>
    </style:style>
    <style:style style:name="P14" style:family="paragraph" style:parent-style-name="Standard">
      <style:paragraph-properties fo:text-align="end" style:justify-single-word="false" style:writing-mode="rl-tb"/>
      <style:text-properties fo:font-size="15pt" fo:font-weight="bold" officeooo:rsid="001937b7" officeooo:paragraph-rsid="001937b7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style:text-line-through-style="solid" style:text-line-through-type="single" officeooo:rsid="0048b596" officeooo:paragraph-rsid="0048b596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style:text-underline-style="none" fo:font-weight="bold" officeooo:rsid="005612e5" officeooo:paragraph-rsid="005612e5" style:font-weight-asian="bold" style:font-weight-complex="bold"/>
    </style:style>
    <style:style style:name="T1" style:family="text">
      <style:text-properties officeooo:rsid="001937b7"/>
    </style:style>
    <style:style style:name="T2" style:family="text">
      <style:text-properties officeooo:rsid="0019e214"/>
    </style:style>
    <style:style style:name="T3" style:family="text">
      <style:text-properties officeooo:rsid="002ad919"/>
    </style:style>
    <style:style style:name="T4" style:family="text">
      <style:text-properties officeooo:rsid="002f0229"/>
    </style:style>
    <style:style style:name="T5" style:family="text">
      <style:text-properties officeooo:rsid="00315adc"/>
    </style:style>
    <style:style style:name="T6" style:family="text">
      <style:text-properties officeooo:rsid="00327525"/>
    </style:style>
    <style:style style:name="T7" style:family="text">
      <style:text-properties officeooo:rsid="0032f5ad"/>
    </style:style>
    <style:style style:name="T8" style:family="text">
      <style:text-properties officeooo:rsid="0034789b"/>
    </style:style>
    <style:style style:name="T9" style:family="text">
      <style:text-properties officeooo:rsid="003598a3"/>
    </style:style>
    <style:style style:name="T10" style:family="text">
      <style:text-properties officeooo:rsid="003e071f"/>
    </style:style>
    <style:style style:name="T11" style:family="text">
      <style:text-properties officeooo:rsid="003f1bf4"/>
    </style:style>
    <style:style style:name="T12" style:family="text">
      <style:text-properties officeooo:rsid="003fed66"/>
    </style:style>
    <style:style style:name="T13" style:family="text">
      <style:text-properties officeooo:rsid="0046c5ed"/>
    </style:style>
    <style:style style:name="T14" style:family="text">
      <style:text-properties officeooo:rsid="0048b596"/>
    </style:style>
    <style:style style:name="T15" style:family="text">
      <style:text-properties officeooo:rsid="004d262d"/>
    </style:style>
    <style:style style:name="T16" style:family="text">
      <style:text-properties officeooo:rsid="004f02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5">أفكار حول </text:span>خوارزمية محاسب <text:span text:style-name="T14">صناديق </text:span>الزكاة</text:p>
      <text:p text:style-name="P1"/>
      <text:list xml:id="list662088374" text:style-name="L1">
        <text:list-item>
          <text:p text:style-name="P11">عند إضافة قيمة إلى الحساب فإنه يجب وضعه في صندوق <text:span text:style-name="T8">جديد </text:span>خاص به بتاريخ العملية.</text:p>
        </text:list-item>
        <text:list-item>
          <text:p text:style-name="P2"><text:span text:style-name="T1">عند الخصم يجب الخصم من </text:span><text:span text:style-name="T9">الصناديق</text:span><text:span text:style-name="T1"> الجديد</text:span><text:span text:style-name="T9">ة والتي قيمها بالسالب أو بالصفر، يعني الذهاب </text:span><text:span text:style-name="T7">إلى </text:span><text:span text:style-name="T9">الجديد </text:span><text:span text:style-name="T1">وتأجيل القديم حتى يأخذ فترة معينة ليكمل </text:span><text:span text:style-name="T2">سنة كاملة.</text:span></text:p>
        </text:list-item>
        <text:list-item>
          <text:p text:style-name="P4">في حالة تم تصفير جميع الصناديق ويوجد هناك خصم فإنه يجب تحميل هذا الخصم على أجد صندوق متوفر.</text:p>
        </text:list-item>
        <text:list-item>
          <text:p text:style-name="P5">في حالة الخصم الإضافي والحساب تحت الصفر يجب تحميل هذا الخصم أيضا على أجد صندوق متوفر.</text:p>
        </text:list-item>
        <text:list-item>
          <text:p text:style-name="P6">بعد الإضافة للحساب فإذا أعقبه خصم <text:span text:style-name="T10">فإنه يتم الخصم على أجد صندوق.</text:span> </text:p>
        </text:list-item>
        <text:list-item>
          <text:p text:style-name="P13">لمعرفة <text:span text:style-name="T11">القيمة الكلية</text:span> <text:span text:style-name="T11">ل</text:span>لحساب المتوفر <text:span text:style-name="T11">فإنه </text:span>يجب جمع بواقي الصناديق <text:span text:style-name="T11">كلها</text:span>.</text:p>
        </text:list-item>
        <text:list-item>
          <text:p text:style-name="P7">يجب أن لا يوجد قيمة موجبة تسبق قيمة سالبة في الترتيب، حيث أن الترتيب يجب أن يكون هكذا صف<text:span text:style-name="T12">ر أو </text:span>سالب ومن ثم <text:span text:style-name="T12">عدد </text:span>موجب <text:span text:style-name="T3">في كامل السجلات مهما كانت نوع العلميات وقيمتها </text:span><text:span text:style-name="T12">خلال كامل مستقبل السجلات، لكن إذا تم التراجع عن بعض العمليات فيمكن أن يحدث ذلك</text:span><text:span text:style-name="T3">.</text:span></text:p>
        </text:list-item>
        <text:list-item>
          <text:p text:style-name="P12"><text:span text:style-name="T4">يجب أن يكون هناك سجل ب</text:span><text:span text:style-name="T5">كل </text:span><text:span text:style-name="T4">العمليات </text:span><text:span text:style-name="T5">و</text:span><text:span text:style-name="T4">مرقمة بالخطوات، وذلك حتى يمكن التراجع أو إلغاء </text:span><text:span text:style-name="T6">عملية</text:span><text:span text:style-name="T4"> معينة.</text:span></text:p>
        </text:list-item>
        <text:list-item>
          <text:p text:style-name="P8">النظام سوف يحاول تكديس القيم السالبة مع بعضها البعض قدر الإمكان، في نهاية المطاف كل <text:span text:style-name="T13">الصناديق تعتبر في حساب واحد.</text:span></text:p>
        </text:list-item>
        <text:list-item>
          <text:p text:style-name="P15">الخوارزمية تحاول ترتيب القيم هكذا صفر أو رقم سالب ومن ثم رقم موجب، يجب أن لا يكون هناك رقم موجب قبل السالب.</text:p>
        </text:list-item>
        <text:list-item>
          <text:p text:style-name="P9">القيم السالبة هي حفر، والصفر أرض مستوي سهل المسير، والقيم الموجبة هي جبال يؤخذ منها عند الحاجة إلى الخصم.</text:p>
        </text:list-item>
        <text:list-item>
          <text:p text:style-name="P10">البداية من أخر عنصر وبعدها الإنتقال إلى الذي بعده، الخصم من أقرب جبل ثم الردم في أقرب سهل.</text:p>
        </text:list-item>
        <text:list-item>
          <text:p text:style-name="P3"><text:span text:style-name="T15">الأخطاء </text:span><text:span text:style-name="T16">بواسطة المستخدم</text:span><text:span text:style-name="T15"> تحدث </text:span><text:span text:style-name="T16">باستمرار</text:span><text:span text:style-name="T15">، لذلك </text:span><text:span text:style-name="T16">لا بد من وجود آليه لل</text:span><text:span text:style-name="T15">تراجع أو تعديل قيمة معينة في المستقبل</text:span><text:span text:style-name="T16">، وهذا سوف يخلق حفر بعد الجبال، أقترح أن تلغى فكرة بناء الخوارزمية حول نظرية الجبال والسهول والحفر، حيث إنها غير مجدية هنا.</text:span></text:p>
        </text:list-item>
        <text:list-item>
          <text:p text:style-name="P16">يجب حذف الصناديق الفارغة التي لا ترتبط بأي سجلات متابعة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15:26.237686956</meta:creation-date>
    <dc:date>2020-11-05T06:47:42.065884838</dc:date>
    <meta:editing-duration>PT2H57M58S</meta:editing-duration>
    <meta:editing-cycles>3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311" meta:character-count="1629" meta:non-whitespace-character-count="1346"/>
  </office:meta>
</office:document-meta>
</file>